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57AC7A97.png" manifest:media-type="image/png"/>
  <manifest:file-entry manifest:full-path="Pictures/2000023600002305000012CD3628FC8C.wmf" manifest:media-type=""/>
  <manifest:file-entry manifest:full-path="Pictures/1000000000000040000000400142E8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glacier-title" style:list-style-name="L4">
      <style:graphic-properties draw:fill-color="#ffffff" draw:auto-grow-height="true" fo:min-height="2.663cm"/>
    </style:style>
    <style:style style:name="pr2" style:family="presentation" style:parent-style-name="glacier-outline1">
      <style:graphic-properties draw:auto-grow-height="true" fo:min-height="13.86cm"/>
    </style:style>
    <style:style style:name="pr3" style:family="presentation" style:parent-style-name="glacier-notes">
      <style:graphic-properties draw:fill-color="#ffffff" draw:auto-grow-height="true" fo:min-height="13.364cm"/>
    </style:style>
    <style:style style:name="pr4" style:family="presentation" style:parent-style-name="glacier-title" style:list-style-name="L4">
      <style:graphic-properties draw:fill-color="#ffffff" draw:auto-grow-height="true" fo:min-height="2.663cm"/>
    </style:style>
    <style:style style:name="pr5" style:family="presentation" style:parent-style-name="glacier-title" style:list-style-name="L4">
      <style:graphic-properties draw:fill-color="#ffffff" draw:auto-grow-height="true" fo:min-height="2.663cm"/>
    </style:style>
    <style:style style:name="pr6" style:family="presentation" style:parent-style-name="glacier-outline1">
      <style:graphic-properties draw:fill-color="#ffffff" draw:auto-grow-height="true" fo:min-height="13.86cm"/>
    </style:style>
    <style:style style:name="pr7" style:family="presentation" style:parent-style-name="glacier-title" style:list-style-name="L4">
      <style:graphic-properties draw:fill-color="#ffffff" draw:auto-grow-height="true" fo:min-height="2.663cm"/>
    </style:style>
    <style:style style:name="pr8" style:family="presentation" style:parent-style-name="glacier-title" style:list-style-name="L4">
      <style:graphic-properties draw:fill-color="#ffffff" draw:auto-grow-height="true" fo:min-height="2.663cm"/>
    </style:style>
    <style:style style:name="pr9" style:family="presentation" style:parent-style-name="glacier-title" style:list-style-name="L4">
      <style:graphic-properties draw:fill-color="#ffffff" draw:auto-grow-height="true" fo:min-height="2.663cm"/>
    </style:style>
    <style:style style:name="pr10" style:family="presentation" style:parent-style-name="glacier-title" style:list-style-name="L4">
      <style:graphic-properties draw:fill-color="#ffffff" draw:auto-grow-height="true" fo:min-height="2.663cm"/>
    </style:style>
    <style:style style:name="pr11" style:family="presentation" style:parent-style-name="glacier-title" style:list-style-name="L4">
      <style:graphic-properties draw:fill-color="#ffffff" draw:auto-grow-height="true" fo:min-height="2.663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0cm" fo:margin-right="0cm" fo:text-indent="0cm"/>
      <style:text-properties fo:hyphenate="true"/>
    </style:style>
    <style:style style:name="P4" style:family="paragraph">
      <style:text-properties fo:hyphenate="true"/>
    </style:style>
    <style:style style:name="P5"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glacier" presentation:presentation-page-layout-name="AL1T1">
        <draw:frame presentation:style-name="pr1" draw:text-style-name="P1" draw:layer="layout" svg:width="26cm" svg:height="2.663cm" svg:x="1cm" svg:y="1.037cm" presentation:class="title">
          <draw:text-box>
            <text:p text:style-name="P1">Data Science with Python</text:p>
          </draw:text-box>
        </draw:frame>
        <draw:frame presentation:style-name="pr2" draw:text-style-name="P2" draw:layer="layout" svg:width="25.099cm" svg:height="13.86cm" svg:x="1.5cm" svg:y="7cm" presentation:class="outline">
          <draw:text-box>
            <text:p text:style-name="P2">Toolbox </text:p>
            <text:p text:style-name="P2">Corporate DBA</text:p>
            <text:p text:style-name="P2"/>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glacier" presentation:presentation-page-layout-name="AL1T1">
        <draw:frame presentation:style-name="pr4" draw:text-style-name="P1" draw:layer="layout" svg:width="26cm" svg:height="2.663cm" svg:x="1cm" svg:y="1.037cm" presentation:class="title">
          <draw:text-box draw:corner-radius="0.024cm">
            <text:p text:style-name="P1">Data Science with Python</text:p>
          </draw:text-box>
        </draw:frame>
        <draw:frame presentation:style-name="pr2" draw:text-style-name="P3" draw:layer="layout" svg:width="25.099cm" svg:height="13.86cm" svg:x="1.5cm" svg:y="7cm" presentation:class="outline" presentation:user-transformed="true">
          <draw:text-box>
            <text:list text:style-name="L2">
              <text:list-item>
                <text:p text:style-name="P3">Data Science</text:p>
              </text:list-item>
            </text:list>
            <text:list text:style-name="L3">
              <text:list-item>
                <text:list>
                  <text:list-item>
                    <text:p text:style-name="P4">Typical process</text:p>
                  </text:list-item>
                  <text:list-item>
                    <text:p text:style-name="P4">Tools</text:p>
                  </text:list-item>
                  <text:list-item>
                    <text:p text:style-name="P4">Examples</text:p>
                  </text:list-item>
                </text:list>
              </text:list-item>
            </text:list>
            <text:list text:style-name="L2">
              <text:list-item>
                <text:p text:style-name="P3">Corporate Challenges</text:p>
              </text:list-item>
            </text:list>
            <text:list text:style-name="L3">
              <text:list-item>
                <text:list>
                  <text:list-item>
                    <text:p text:style-name="P4">Leeching data from Microsoft databases</text:p>
                  </text:list-item>
                  <text:list-item>
                    <text:p text:style-name="P4">Microsoft LANs and VPNs</text:p>
                  </text:list-item>
                  <text:list-item>
                    <text:p text:style-name="P4">Politic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glacier" presentation:presentation-page-layout-name="AL1T1">
        <draw:frame presentation:style-name="pr5" draw:text-style-name="P1" draw:layer="layout" svg:width="26cm" svg:height="2.663cm" svg:x="1cm" svg:y="1.037cm" presentation:class="title">
          <draw:text-box draw:corner-radius="0.032cm">
            <text:p text:style-name="P1">Process</text:p>
          </draw:text-box>
        </draw:frame>
        <draw:frame presentation:style-name="pr6" draw:text-style-name="P3" draw:layer="layout" svg:width="25.099cm" svg:height="13.86cm" svg:x="1.5cm" svg:y="7cm" presentation:class="outline">
          <draw:text-box draw:corner-radius="0.032cm">
            <text:list text:style-name="L2">
              <text:list-item>
                <text:p text:style-name="P3">ETL</text:p>
              </text:list-item>
            </text:list>
            <text:list text:style-name="L3">
              <text:list-item>
                <text:list>
                  <text:list-item>
                    <text:p text:style-name="P4">Extract</text:p>
                    <text:list>
                      <text:list-item>
                        <text:p text:style-name="P4">query databases, crawl the web, exercise APIs</text:p>
                      </text:list-item>
                    </text:list>
                  </text:list-item>
                  <text:list-item>
                    <text:p text:style-name="P4">Transform (migrate into a data model you know)</text:p>
                    <text:list>
                      <text:list-item>
                        <text:p text:style-name="P4"/>
                      </text:list-item>
                    </text:list>
                  </text:list-item>
                  <text:list-item>
                    <text:p text:style-name="P4">Load (ins</text:p>
                  </text:list-item>
                </text:list>
              </text:list-item>
            </text:list>
            <text:list text:style-name="L2">
              <text:list-item>
                <text:p text:style-name="P3">EDA</text:p>
                <text:p text:style-name="P3"/>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Long-term goal" draw:style-name="dp1" draw:master-page-name="glacier" presentation:presentation-page-layout-name="AL1T1">
        <draw:frame presentation:style-name="pr7" draw:text-style-name="P1" draw:layer="layout" svg:width="26cm" svg:height="2.663cm" svg:x="1cm" svg:y="1.037cm" presentation:class="title">
          <draw:text-box draw:corner-radius="0.032cm">
            <text:p text:style-name="P1">Tools</text:p>
          </draw:text-box>
        </draw:frame>
        <draw:frame presentation:style-name="pr6" draw:text-style-name="P3" draw:layer="layout" svg:width="25.099cm" svg:height="13.86cm" svg:x="1.5cm" svg:y="7cm" presentation:class="outline">
          <draw:text-box draw:corner-radius="0.032cm">
            <text:list text:style-name="L2">
              <text:list-item>
                <text:p text:style-name="P3">Django + Postgres + D3</text:p>
              </text:list-item>
              <text:list-item>
                <text:p text:style-name="P3">Numpy</text:p>
              </text:list-item>
              <text:list-item>
                <text:p text:style-name="P3">Scrapy</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glacier" presentation:presentation-page-layout-name="AL1T1">
        <draw:frame presentation:style-name="pr8" draw:text-style-name="P1" draw:layer="layout" svg:width="26cm" svg:height="2.663cm" svg:x="1cm" svg:y="1.037cm" presentation:class="title">
          <draw:text-box draw:corner-radius="9.472cm">
            <text:p text:style-name="P1">Rules of Thumb</text:p>
          </draw:text-box>
        </draw:frame>
        <draw:frame presentation:style-name="pr6" draw:text-style-name="P3" draw:layer="layout" svg:width="25.099cm" svg:height="13.86cm" svg:x="1.5cm" svg:y="7cm" presentation:class="outline">
          <draw:text-box draw:corner-radius="9.472cm">
            <text:list text:style-name="L2">
              <text:list-item>
                <text:p text:style-name="P3">Do things manually the first time</text:p>
              </text:list-item>
            </text:list>
            <text:list text:style-name="L3">
              <text:list-item>
                <text:list>
                  <text:list-item>
                    <text:p>Dump scripts from ipython history command before exiting each session</text:p>
                  </text:list-item>
                  <text:list-item>
                    <text:p>Dump bash commands using `history` or </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glacier" presentation:presentation-page-layout-name="AL1T1">
        <draw:frame presentation:style-name="pr9" draw:text-style-name="P1" draw:layer="layout" svg:width="26cm" svg:height="2.663cm" svg:x="1cm" svg:y="1.037cm" presentation:class="title">
          <draw:text-box draw:corner-radius="10.162cm">
            <text:p text:style-name="P1">Development up to present</text:p>
          </draw:text-box>
        </draw:frame>
        <draw:frame presentation:style-name="pr6" draw:text-style-name="P3" draw:layer="layout" svg:width="25.099cm" svg:height="13.86cm" svg:x="1.5cm" svg:y="7cm" presentation:class="outline">
          <draw:text-box draw:corner-radius="10.162cm">
            <text:list text:style-name="L2">
              <text:list-item>
                <text:p text:style-name="P3">Development made up to the current situation</text:p>
              </text:list-item>
              <text:list-item>
                <text:p text:style-name="P3">Important background information</text:p>
              </text:list-item>
              <text:list-item>
                <text:p text:style-name="P3">Original forecasts which turned out to be wrong</text:p>
              </text:list-item>
              <text:list-item>
                <text:p text:style-name="P3">Original forecasts which turned out to be tru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glacier" presentation:presentation-page-layout-name="AL1T1">
        <draw:frame presentation:style-name="pr10" draw:text-style-name="P1" draw:layer="layout" svg:width="26cm" svg:height="2.663cm" svg:x="1cm" svg:y="1.037cm" presentation:class="title">
          <draw:text-box draw:corner-radius="0.024cm">
            <text:p text:style-name="P1">Potential Alternatives</text:p>
          </draw:text-box>
        </draw:frame>
        <draw:frame presentation:style-name="pr6" draw:text-style-name="P3" draw:layer="layout" svg:width="25.099cm" svg:height="13.86cm" svg:x="1.5cm" svg:y="7cm" presentation:class="outline">
          <draw:text-box draw:corner-radius="0.024cm">
            <text:list text:style-name="L2">
              <text:list-item>
                <text:p text:style-name="P3">State the alternative strategies</text:p>
              </text:list-item>
              <text:list-item>
                <text:p text:style-name="P3">List the pros and cons of each strategy</text:p>
              </text:list-item>
              <text:list-item>
                <text:p text:style-name="P3">Give a forecast of cost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glacier" presentation:presentation-page-layout-name="AL1T1">
        <draw:frame presentation:style-name="pr11" draw:text-style-name="P1" draw:layer="layout" svg:width="26cm" svg:height="2.663cm" svg:x="1cm" svg:y="1.037cm" presentation:class="title">
          <draw:text-box>
            <text:p text:style-name="P1">Recommendation</text:p>
          </draw:text-box>
        </draw:frame>
        <draw:frame presentation:style-name="pr6" draw:text-style-name="P3" draw:layer="layout" svg:width="25.099cm" svg:height="13.86cm" svg:x="1.5cm" svg:y="7cm" presentation:class="outline">
          <draw:text-box>
            <text:list text:style-name="L2">
              <text:list-item>
                <text:p text:style-name="P3">Recommend one or several strategies</text:p>
              </text:list-item>
              <text:list-item>
                <text:p text:style-name="P3">Give a summary of the expected results</text:p>
              </text:list-item>
              <text:list-item>
                <text:p text:style-name="P3">Name the next steps to be taken</text:p>
              </text:list-item>
              <text:list-item>
                <text:p text:style-name="P3">Delegate the various tasks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winteraletsch" xlink:href="Pictures/10000000000003200000025857AC7A9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glacier-background" style:family="presentation">
      <style:graphic-properties draw:stroke="none" draw:fill="bitmap" draw:fill-image-name="winteraletsch" style:repeat="stretch"/>
      <style:text-properties style:letter-kerning="true"/>
    </style:style>
    <style:style style:name="glacier-backgroundobjects" style:family="presentation">
      <style:graphic-properties draw:shadow="hidden" draw:shadow-offset-x="0.3cm" draw:shadow-offset-y="0.3cm" draw:shadow-color="#808080"/>
      <style:text-properties fo:language="en" fo:country="US" style:letter-kerning="true"/>
    </style:style>
    <style:style style:name="glacier-notes" style:family="presentation">
      <style:graphic-properties draw:stroke="none" draw:fill="none">
        <text:list-style style:name="glaci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glacier-outline1" style:family="presentation">
      <style:graphic-properties draw:stroke="none" draw:fill="none">
        <text:list-style style:name="glaci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outline2" style:family="presentation" style:parent-style-name="glacier-outline1">
      <style:paragraph-properties fo:margin-left="2.4cm" fo:margin-right="0cm" fo:margin-top="0cm" fo:margin-bottom="0.4cm" fo:text-indent="-0.8cm"/>
      <style:text-properties fo:font-size="28pt" style:font-size-asian="28pt" style:font-size-complex="28pt"/>
    </style:style>
    <style:style style:name="glacier-outline3" style:family="presentation" style:parent-style-name="glacier-outline2">
      <style:paragraph-properties fo:margin-left="3.6cm" fo:margin-right="0cm" fo:margin-top="0cm" fo:margin-bottom="0.3cm" fo:text-indent="-0.6cm"/>
      <style:text-properties fo:font-size="24pt" style:font-size-asian="24pt" style:font-size-complex="24pt"/>
    </style:style>
    <style:style style:name="glacier-outline4" style:family="presentation" style:parent-style-name="glacier-outline3">
      <style:paragraph-properties fo:margin-left="4.8cm" fo:margin-right="0cm" fo:margin-top="0cm" fo:margin-bottom="0.2cm" fo:text-indent="-0.6cm"/>
      <style:text-properties fo:font-size="20pt" style:font-size-asian="20pt" style:font-size-complex="20pt"/>
    </style:style>
    <style:style style:name="glacier-outline5" style:family="presentation" style:parent-style-name="glacier-outline4">
      <style:paragraph-properties fo:margin-left="6cm" fo:margin-right="0cm" fo:margin-top="0cm" fo:margin-bottom="0.1cm" fo:text-indent="-0.6cm"/>
      <style:text-properties fo:font-size="20pt" style:font-size-asian="20pt" style:font-size-complex="20pt"/>
    </style:style>
    <style:style style:name="glacier-outline6" style:family="presentation" style:parent-style-name="glacier-outline5">
      <style:paragraph-properties fo:margin-left="7.2cm" fo:margin-right="0cm" fo:margin-top="0cm" fo:margin-bottom="0.1cm" fo:text-indent="-0.6cm"/>
      <style:text-properties fo:font-size="20pt" style:font-size-asian="20pt" style:font-size-complex="20pt"/>
    </style:style>
    <style:style style:name="glacier-outline7" style:family="presentation" style:parent-style-name="glacier-outline6">
      <style:paragraph-properties fo:margin-left="8.4cm" fo:margin-right="0cm" fo:margin-top="0cm" fo:margin-bottom="0.1cm" fo:text-indent="-0.6cm"/>
      <style:text-properties fo:font-size="20pt" style:font-size-asian="20pt" style:font-size-complex="20pt"/>
    </style:style>
    <style:style style:name="glacier-outline8" style:family="presentation" style:parent-style-name="glacier-outline7">
      <style:paragraph-properties fo:margin-left="9.6cm" fo:margin-right="0cm" fo:margin-top="0cm" fo:margin-bottom="0.1cm" fo:text-indent="-0.6cm"/>
      <style:text-properties fo:font-size="20pt" style:font-size-asian="20pt" style:font-size-complex="20pt"/>
    </style:style>
    <style:style style:name="glacier-outline9" style:family="presentation" style:parent-style-name="glacier-outline8">
      <style:paragraph-properties fo:margin-left="10.8cm" fo:margin-right="0cm" fo:margin-top="0cm" fo:margin-bottom="0.1cm" fo:text-indent="-0.6cm"/>
      <style:text-properties fo:font-size="20pt" style:font-size-asian="20pt" style:font-size-complex="20pt"/>
    </style:style>
    <style:style style:name="glacier-subtitle" style:family="presentation">
      <style:graphic-properties draw:stroke="none" draw:fill="none" draw:textarea-vertical-align="middle">
        <text:list-style style:name="glaci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glacier-title" style:family="presentation">
      <style:graphic-properties draw:stroke="none" draw:fill="none" draw:textarea-vertical-align="middle">
        <text:list-style style:name="glaci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winteraletsch"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glacier-backgroundobjects">
      <style:graphic-properties draw:stroke="none" draw:fill="none" draw:fill-color="#ffffff" draw:auto-grow-height="false" fo:min-height="1.449cm"/>
    </style:style>
    <style:style style:name="Mpr2" style:family="presentation" style:parent-style-name="glacier-backgroundobjects">
      <style:graphic-properties draw:stroke="none" draw:fill="none" draw:fill-color="#ffffff" draw:auto-grow-height="false" fo:min-height="1.485cm"/>
    </style:style>
    <style:style style:name="Mpr3" style:family="presentation" style:parent-style-name="glacier-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glacier" style:page-layout-name="PM1" draw:style-name="Mdp2">
      <draw:frame presentation:style-name="glacier-title" draw:layer="backgroundobjects" svg:width="26cm" svg:height="2.663cm" svg:x="1cm" svg:y="1.037cm" presentation:class="title" presentation:placeholder="true">
        <draw:text-box/>
      </draw:frame>
      <draw:frame presentation:style-name="glacier-outline1" draw:layer="backgroundobjects" svg:width="25.099cm" svg:height="13.86cm" svg:x="1.5cm" svg:y="7cm" presentation:class="outline" presentation:placeholder="true">
        <draw:text-box/>
      </draw:frame>
      <draw:frame presentation:style-name="Mpr1" draw:text-style-name="MP2" draw:layer="backgroundobjects" svg:width="6.523cm" svg:height="1.448cm" svg:x="1.4cm" svg:y="19.531cm" presentation:class="date-time">
        <draw:text-box>
          <text:p text:style-name="MP2"><text:span text:style-name="MT1"><presentation:date-time/></text:span></text:p>
        </draw:text-box>
      </draw:frame>
      <draw:frame presentation:style-name="Mpr1" draw:text-style-name="MP3" draw:layer="backgroundobjects" svg:width="8.875cm" svg:height="1.448cm" svg:x="9.576cm" svg:y="19.531cm" presentation:class="footer">
        <draw:text-box>
          <text:p text:style-name="MP3"><text:span text:style-name="MT1"><presentation:footer/></text:span></text:p>
        </draw:text-box>
      </draw:frame>
      <draw:frame presentation:style-name="Mpr1" draw:text-style-name="MP4" draw:layer="backgroundobjects" svg:width="6.523cm" svg:height="1.448cm" svg:x="20.076cm" svg:y="19.531cm" presentation:class="page-number">
        <draw:text-box>
          <text:p text:style-name="MP4"><text:span text:style-name="MT1"><text:page-number>&lt;number&gt;</text:page-number></text:span></text:p>
        </draw:text-box>
      </draw:frame>
      <presentation:notes style:page-layout-name="PM2">
        <draw:page-thumbnail presentation:style-name="glacier-title" draw:layer="backgroundobjects" svg:width="14.848cm" svg:height="11.136cm" svg:x="3.075cm" svg:y="2.257cm" presentation:class="page"/>
        <draw:frame presentation:style-name="glacier-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602</meta:generator>
    <dc:title>Recommendation of a Strategy</dc:title>
    <dc:description>Introducing developments and alternatives, recommending one or more strategies</dc:description>
    <meta:creation-date>2014-01-16T08:27:38</meta:creation-date>
    <dc:language>en-US</dc:language>
    <meta:editing-cycles>4</meta:editing-cycles>
    <meta:editing-duration>PT5H41M59S</meta:editing-duration>
    <dc:date>2014-01-16T14:39:12</dc:date>
    <meta:document-statistic meta:object-count="52"/>
    <meta:user-defined meta:name="Info 0"/>
    <meta:user-defined meta:name="Info 1"/>
    <meta:user-defined meta:name="Info 2"/>
    <meta:user-defined meta:name="Info 3"/>
    <meta:template xlink:type="simple" xlink:actuate="onRequest" xlink:title="Recommendation of a Strategy" xlink:href="../../../../../usr/lib64/libreoffice/basis3.4/share/template/en-US/presnt/prs-strategy.otp"/>
  </office:meta>
</office:document-meta>
</file>